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DbPersistenceManager.createParams( UUID uuid , Object p , boolean bef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ndleDbPersistenceManager.destroyBundle( NodeProp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NodeId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BlockOnConnectionLo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checkTablesExi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DbPersistenceManager.store( NodeReferences re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ndleDbPersistenceManag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lobStore.remove( String blob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DbPersistenceManag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closeStatement( Prepared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DbPersistenceManag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ndleDbPersistenceManager.setMinBlobSize( String minBlob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Key( UUID u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bBlobStore.put( String blobId , InputStream in , long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DbPersistenceManager.storeBundle( NodeProp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ndleDbPersistenceManager.setDatabaseType( String databas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Consistency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NodeId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prepareSchemaObject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undleDbPersistenceManager.checkSchema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undleDbPersistenceManager.createDBBlobStore( PM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setConsistencyCheck( String consistency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createBlobSt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DbPersistenceManager.checkBundleConsistency( NodeId id , NodePropBundle bundle , boolean fix , Collection modification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BundleDbPersistenceManager.createLocalFSBlobStore( PM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DbPersistenceMana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checkConsistency( String [ ] uuids , boolean recursive , boolean fix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22">
            <text:p text:style-name="Table_20_Contents">122</text:p>
          </table:table-cell>
        </table:table-row>
        <table:table-row>
          <table:table-cell office:value-type="string">
            <text:p text:style-name="Table_20_Contents">ListNodeIdIterator.ListNodeIdIterator( Array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setSchema( String databas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checkTablesWith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Bytes( Blob blo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ndleDbPersistenceManager.createSchema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useLocalFsBlob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setErrorHandling( String errorHand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setConsistencyFix( String consistency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setSchemaObjectPrefix(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init( PM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ndleDbPersistenceManager.closeResultSet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DbPersistenceManager.store( ChangeLog changeLo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undleDbPersistenceManager.exists( NodeReferencesId targe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ndleDbPersistenceManager.setExternalBLOBs( boolean externalBLO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resetStatement( Prepared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DbPersistenceManager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logException( String message , SQL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ndleDbPersistenceManager.isExternalBLO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BlobStore.createId( PropertyId id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loadBundle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SchemaO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NameInde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bBlobStore.createId( PropertyId id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ndleDbPersistenceManager.setBlockOnConnectionLoss( String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loadBundle( NodeId id , boolean checkBeforeLoa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SBlobStore.FSBlobStore( 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DbPersistenceManager.getMinBlob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NodeId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Error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buildSQLStat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undleDbPersistenceManager.getData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setKey( PreparedStatement stmt , UUID uuid ,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bBlobStor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DbPersistenceManager.setDriver( String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NodeIdIterator.nextNod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DbPersistenceManager.getConsistency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lobStore.get( String blob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ndleDbPersistenceManager.useDbBlob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BlobStor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DbPersistenceManager.existsBundle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ndleDbPersistenceManag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getAllNodeIds( NodeId bigger , int maxCou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BundleDbPersistenceManager.getStorag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DbPersistenceManager.createDbNam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BlobStore.DbBlob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DbPersistenceManager.destroy( NodeReferences re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undleDbPersistenceManager.load( NodeReferencesId targe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